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D4500006E3E000052F86BF85899.svm"/>
  <manifest:file-entry manifest:media-type="" manifest:full-path="Pictures/200000CC00001FF800002C19B9D5C6C1.svm"/>
  <manifest:file-entry manifest:media-type="image/png" manifest:full-path="Pictures/1000020100000138000000D80BDA3376.png"/>
  <manifest:file-entry manifest:media-type="" manifest:full-path="Pictures/2000003F000019F8000016E1F6640E0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1.76cm, 2.701cm, 2.2cm)" draw:image-opacity="100%" style:mirror="none"/>
    </style:style>
    <style:style style:name="gr3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6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6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6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6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6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19cm"/>
    </style:style>
    <style:style style:name="gr12" style:family="graphic" style:parent-style-name="standard">
      <style:graphic-properties svg:stroke-width="0.02cm" svg:stroke-color="#c01238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7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2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3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1cm" fo:min-width="1.3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41cm"/>
    </style:style>
    <style:style style:name="P1" style:family="paragraph">
      <style:paragraph-properties fo:text-align="center"/>
    </style:style>
    <style:style style:name="P2" style:family="paragraph">
      <style:text-properties fo:color="#c01238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3" style:family="paragraph">
      <style:text-properties fo:color="#c01238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P4" style:family="paragraph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5" style:family="paragraph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c01238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c01238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cm" svg:height="2.644cm" svg:x="10.85cm" svg:y="4.178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3cm" svg:height="2.643cm" svg:x="16.1cm" svg:y="4.163cm">
          <draw:image xlink:href="Pictures/2000003F000019F8000016E1F6640E0E.svm" xlink:type="simple" xlink:show="embed" xlink:actuate="onLoad">
            <text:p/>
          </draw:image>
        </draw:frame>
        <draw:frame draw:style-name="gr1" draw:text-style-name="P1" draw:layer="layout" svg:width="1.5cm" svg:height="2.074cm" svg:x="1.363cm" svg:y="3.013cm">
          <draw:image xlink:href="Pictures/200000CC00001FF800002C19B9D5C6C1.svm" xlink:type="simple" xlink:show="embed" xlink:actuate="onLoad">
            <text:p/>
          </draw:image>
        </draw:frame>
        <draw:frame draw:style-name="gr2" draw:text-style-name="P1" draw:layer="layout" svg:width="2.25cm" svg:height="0.557cm" svg:x="14.037cm" svg:y="5.492cm">
          <draw:image xlink:href="Pictures/1000020100000138000000D80BDA3376.png" xlink:type="simple" xlink:show="embed" xlink:actuate="onLoad">
            <text:p/>
          </draw:image>
        </draw:frame>
        <draw:frame draw:style-name="gr1" draw:text-style-name="P1" draw:layer="layout" svg:width="2.25cm" svg:height="1.698cm" svg:x="1.175cm" svg:y="6.882cm">
          <draw:image xlink:href="Pictures/20000D4500006E3E000052F86BF85899.svm" xlink:type="simple" xlink:show="embed" xlink:actuate="onLoad">
            <text:p/>
          </draw:image>
        </draw:frame>
        <draw:line draw:style-name="gr3" draw:text-style-name="P1" draw:layer="layout" svg:x1="8.788cm" svg:y1="6.995cm" svg:x2="9.726cm" svg:y2="5.868cm">
          <text:p/>
        </draw:line>
        <draw:frame draw:style-name="gr2" draw:text-style-name="P1" draw:layer="layout" svg:width="2.25cm" svg:height="0.557cm" svg:x="8.637cm" svg:y="5.492cm">
          <draw:image xlink:href="Pictures/1000020100000138000000D80BDA3376.png" xlink:type="simple" xlink:show="embed" xlink:actuate="onLoad">
            <text:p/>
          </draw:image>
        </draw:frame>
        <draw:frame draw:style-name="gr2" draw:text-style-name="P1" draw:layer="layout" svg:width="2.25cm" svg:height="0.556cm" svg:x="4.137cm" svg:y="7.445cm">
          <draw:image xlink:href="Pictures/1000020100000138000000D80BDA3376.png" xlink:type="simple" xlink:show="embed" xlink:actuate="onLoad">
            <text:p/>
          </draw:image>
        </draw:frame>
        <draw:frame draw:style-name="gr2" draw:text-style-name="P1" draw:layer="layout" svg:width="2.25cm" svg:height="0.557cm" svg:x="5.187cm" svg:y="5.492cm">
          <draw:image xlink:href="Pictures/1000020100000138000000D80BDA3376.png" xlink:type="simple" xlink:show="embed" xlink:actuate="onLoad">
            <text:p/>
          </draw:image>
        </draw:frame>
        <draw:line draw:style-name="gr3" draw:text-style-name="P1" draw:layer="layout" svg:x1="5.6cm" svg:y1="7.746cm" svg:x2="7.1cm" svg:y2="7.746cm">
          <text:p/>
        </draw:line>
        <draw:line draw:style-name="gr3" draw:text-style-name="P1" draw:layer="layout" svg:x1="3.05cm" svg:y1="7.746cm" svg:x2="5.113cm" svg:y2="7.746cm">
          <text:p/>
        </draw:line>
        <draw:line draw:style-name="gr3" draw:text-style-name="P1" draw:layer="layout" svg:x1="2.788cm" svg:y1="4.366cm" svg:x2="6.163cm" svg:y2="5.868cm">
          <text:p/>
        </draw:line>
        <draw:frame draw:style-name="gr4" draw:text-style-name="P1" draw:layer="layout" svg:width="2.998cm" svg:height="1.979cm" svg:x="6.539cm" svg:y="6.688cm">
          <draw:image xlink:href="Pictures/2000003F000019F8000016E1B25DA732.svm" xlink:type="simple" xlink:show="embed" xlink:actuate="onLoad">
            <text:p/>
          </draw:image>
        </draw:frame>
        <draw:line draw:style-name="gr3" draw:text-style-name="P1" draw:layer="layout" svg:x1="15.538cm" svg:y1="5.868cm" svg:x2="16.851cm" svg:y2="5.868cm">
          <text:p/>
        </draw:line>
        <draw:line draw:style-name="gr3" draw:text-style-name="P1" draw:layer="layout" svg:x1="10.1cm" svg:y1="5.868cm" svg:x2="11.413cm" svg:y2="5.868cm">
          <text:p/>
        </draw:line>
        <draw:line draw:style-name="gr3" draw:text-style-name="P1" draw:layer="layout" svg:x1="13.475cm" svg:y1="5.868cm" svg:x2="15.163cm" svg:y2="5.868cm">
          <text:p/>
        </draw:line>
        <draw:frame draw:style-name="gr5" draw:text-style-name="P2" draw:layer="layout" svg:width="1.196cm" svg:height="0.81cm" svg:x="15.163cm" svg:y="5.129cm">
          <draw:text-box>
            <text:p><text:span text:style-name="T1">p1</text:span></text:p>
          </draw:text-box>
        </draw:frame>
        <draw:frame draw:style-name="gr6" draw:text-style-name="P2" draw:layer="layout" svg:width="1.198cm" svg:height="0.81cm" svg:x="14.037cm" svg:y="5.129cm">
          <draw:text-box>
            <text:p><text:span text:style-name="T1">p2</text:span></text:p>
          </draw:text-box>
        </draw:frame>
        <draw:frame draw:style-name="gr5" draw:text-style-name="P2" draw:layer="layout" svg:width="1.196cm" svg:height="0.81cm" svg:x="9.913cm" svg:y="5.129cm">
          <draw:text-box>
            <text:p><text:span text:style-name="T1">p3</text:span></text:p>
          </draw:text-box>
        </draw:frame>
        <draw:frame draw:style-name="gr7" draw:text-style-name="P2" draw:layer="layout" svg:width="1.197cm" svg:height="0.809cm" svg:x="9.439cm" svg:y="5.794cm">
          <draw:text-box>
            <text:p><text:span text:style-name="T1">p4</text:span></text:p>
          </draw:text-box>
        </draw:frame>
        <draw:frame draw:style-name="gr8" draw:text-style-name="P2" draw:layer="layout" svg:width="1.196cm" svg:height="0.809cm" svg:x="5.341cm" svg:y="7.036cm">
          <draw:text-box>
            <text:p><text:span text:style-name="T1">p5</text:span></text:p>
          </draw:text-box>
        </draw:frame>
        <draw:frame draw:style-name="gr9" draw:text-style-name="P2" draw:layer="layout" svg:width="1.198cm" svg:height="0.809cm" svg:x="5.963cm" svg:y="5.83cm">
          <draw:text-box>
            <text:p><text:span text:style-name="T1">p6</text:span></text:p>
          </draw:text-box>
        </draw:frame>
        <draw:frame draw:style-name="gr10" draw:text-style-name="P2" draw:layer="layout" svg:width="1.421cm" svg:height="0.809cm" svg:x="4.192cm" svg:y="7.036cm">
          <draw:text-box>
            <text:p><text:span text:style-name="T1">p10</text:span></text:p>
          </draw:text-box>
        </draw:frame>
        <draw:frame draw:style-name="gr11" draw:text-style-name="P2" draw:layer="layout" svg:width="1.419cm" svg:height="0.809cm" svg:x="4.666cm" svg:y="5.374cm">
          <draw:text-box>
            <text:p><text:span text:style-name="T1">p11</text:span></text:p>
          </draw:text-box>
        </draw:frame>
        <draw:custom-shape draw:style-name="gr12" draw:text-style-name="P1" draw:layer="layout" svg:width="4.126cm" svg:height="1.314cm" svg:x="13.1cm" svg:y="5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1.896cm" svg:height="0.746cm" svg:x="14.24cm" svg:y="6.283cm">
          <draw:text-box>
            <text:p><text:span text:style-name="T2">VLAN 1</text:span></text:p>
          </draw:text-box>
        </draw:frame>
        <draw:line draw:style-name="gr3" draw:text-style-name="P1" draw:layer="layout" svg:x1="7.475cm" svg:y1="6.995cm" svg:x2="6.537cm" svg:y2="5.868cm">
          <text:p/>
        </draw:line>
        <draw:custom-shape draw:style-name="gr12" draw:text-style-name="P1" draw:layer="layout" svg:width="3.374cm" svg:height="1.314cm" svg:x="8.413cm" svg:y="5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1.896cm" svg:height="0.747cm" svg:x="9.29cm" svg:y="6.284cm">
          <draw:text-box>
            <text:p><text:span text:style-name="T2">VLAN 2</text:span></text:p>
          </draw:text-box>
        </draw:frame>
        <draw:frame draw:style-name="gr15" draw:text-style-name="P3" draw:layer="layout" svg:width="1.895cm" svg:height="0.747cm" svg:x="4.23cm" svg:y="8.163cm">
          <draw:text-box>
            <text:p><text:span text:style-name="T2">VLAN 3</text:span></text:p>
          </draw:text-box>
        </draw:frame>
        <draw:custom-shape draw:style-name="gr12" draw:text-style-name="P1" draw:layer="layout" svg:width="3.75cm" svg:height="1.314cm" svg:x="3.537cm" svg:y="6.9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676cm" svg:height="1.314cm" svg:x="3.537cm" svg:y="5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1.896cm" svg:height="0.747cm" svg:x="4.267cm" svg:y="6.348cm">
          <draw:text-box>
            <text:p><text:span text:style-name="T2">VLAN 4</text:span></text:p>
          </draw:text-box>
        </draw:frame>
        <draw:frame draw:style-name="gr16" draw:text-style-name="P4" draw:layer="layout" svg:width="2.278cm" svg:height="0.873cm" svg:x="11.649cm" svg:y="6.709cm">
          <draw:text-box>
            <text:p><text:span text:style-name="T3">Campus</text:span></text:p>
          </draw:text-box>
        </draw:frame>
        <draw:frame draw:style-name="gr17" draw:text-style-name="P4" draw:layer="layout" svg:width="1.769cm" svg:height="0.873cm" svg:x="9.081cm" svg:y="7.248cm">
          <draw:text-box>
            <text:p><text:span text:style-name="T3">Parc</text:span></text:p>
          </draw:text-box>
        </draw:frame>
        <draw:frame draw:style-name="gr18" draw:text-style-name="P5" draw:layer="layout" svg:width="1.642cm" svg:height="0.81cm" svg:x="15.413cm" svg:y="5.78cm">
          <draw:text-box>
            <text:p><text:span text:style-name="T4">tap0</text:span></text:p>
          </draw:text-box>
        </draw:frame>
        <draw:frame draw:style-name="gr19" draw:text-style-name="P5" draw:layer="layout" svg:width="1.865cm" svg:height="0.809cm" svg:x="13.414cm" svg:y="5.782cm">
          <draw:text-box>
            <text:p><text:span text:style-name="T4">fa0/0</text:span></text:p>
          </draw:text-box>
        </draw:frame>
        <draw:frame draw:style-name="gr19" draw:text-style-name="P5" draw:layer="layout" svg:width="1.865cm" svg:height="0.809cm" svg:x="10.115cm" svg:y="5.783cm">
          <draw:text-box>
            <text:p><text:span text:style-name="T4">fa0/1</text:span></text:p>
          </draw:text-box>
        </draw:frame>
        <draw:frame draw:style-name="gr19" draw:text-style-name="P5" draw:layer="layout" svg:width="1.865cm" svg:height="0.809cm" svg:x="8.798cm" svg:y="6.619cm">
          <draw:text-box>
            <text:p><text:span text:style-name="T4">fa0/0</text:span></text:p>
          </draw:text-box>
        </draw:frame>
        <draw:frame draw:style-name="gr20" draw:text-style-name="P5" draw:layer="layout" svg:width="1.865cm" svg:height="0.81cm" svg:x="5.898cm" svg:y="7.25cm">
          <draw:text-box>
            <text:p><text:span text:style-name="T4">fa0/1</text:span></text:p>
          </draw:text-box>
        </draw:frame>
        <draw:frame draw:style-name="gr21" draw:text-style-name="P5" draw:layer="layout" svg:width="1.863cm" svg:height="0.811cm" svg:x="7.124cm" svg:y="6.384cm">
          <draw:text-box>
            <text:p><text:span text:style-name="T4">fa1/0</text:span></text:p>
          </draw:text-box>
        </draw:frame>
        <draw:frame draw:style-name="gr22" draw:text-style-name="P5" draw:layer="layout" svg:width="1.641cm" svg:height="0.81cm" svg:x="2.376cm" svg:y="6.431cm">
          <draw:text-box>
            <text:p><text:span text:style-name="T4">eth0</text:span></text:p>
          </draw:text-box>
        </draw:frame>
        <draw:frame draw:style-name="gr18" draw:text-style-name="P5" draw:layer="layout" svg:width="1.642cm" svg:height="0.81cm" svg:x="2.377cm" svg:y="4.68cm">
          <draw:text-box>
            <text:p><text:span text:style-name="T4">eth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13T18:42:17</meta:creation-date>
    <dc:date>2011-03-17T11:25:40</dc:date>
    <meta:editing-duration>PT5H6M51S</meta:editing-duration>
    <meta:editing-cycles>12</meta:editing-cycles>
    <meta:generator>LibreOffice/3.3$Unix LibreOffice_project/330m19$Build-8</meta:generator>
    <meta:document-statistic meta:object-count="43"/>
  </office:meta>
</office:document-meta>
</file>